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475000002E22CE0314B17BC0CD9.png" manifest:media-type="image/png"/>
  <manifest:file-entry manifest:full-path="Pictures/10000001000003D4000001940B08A0644C407F7A.png" manifest:media-type="image/png"/>
  <manifest:file-entry manifest:full-path="Pictures/10000001000006300000026052E5A460F1BEFA16.png" manifest:media-type="image/png"/>
  <manifest:file-entry manifest:full-path="Pictures/10000001000004750000014C55E484D7B31DB434.png" manifest:media-type="image/png"/>
  <manifest:file-entry manifest:full-path="Pictures/100000010000046E000001A9248E6F4CF00418AE.png" manifest:media-type="image/png"/>
  <manifest:file-entry manifest:full-path="Pictures/1000000100000184000000E18F5381A425DDD171.png" manifest:media-type="image/png"/>
  <manifest:file-entry manifest:full-path="Pictures/1000000100000474000001A7B4EC4D22B0774777.png" manifest:media-type="image/png"/>
  <manifest:file-entry manifest:full-path="Pictures/1000000100000470000001AB71672925F0078BC0.png" manifest:media-type="image/png"/>
  <manifest:file-entry manifest:full-path="Pictures/1000000100000604000001D76D7F8145A39AEE58.png" manifest:media-type="image/png"/>
  <manifest:file-entry manifest:full-path="Pictures/10000001000004770000014A6A99EC6A300AEED7.png" manifest:media-type="image/png"/>
  <manifest:file-entry manifest:full-path="Pictures/1000000100000476000001AC492EF2081B32D23B.png" manifest:media-type="image/png"/>
  <manifest:file-entry manifest:full-path="Pictures/10000001000004700000027A1173BE3B81BA4D7B.png" manifest:media-type="image/png"/>
  <manifest:file-entry manifest:full-path="Pictures/10000001000004740000022516C8E47F1E221AA2.png" manifest:media-type="image/png"/>
  <manifest:file-entry manifest:full-path="Pictures/100000010000047D000001EBDAF4B69833D82A4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xe3" text:anchor-type="char" svg:width="17cm" svg:height="7.006cm" draw:z-index="0"><draw:image xlink:href="Pictures/10000001000003D4000001940B08A0644C407F7A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Standard"><draw:frame draw:style-name="fr1" draw:name="Imaxe5" text:anchor-type="char" svg:width="17cm" svg:height="6.525cm" draw:z-index="1"><draw:image xlink:href="Pictures/10000001000006300000026052E5A460F1BEFA16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Standard"><draw:frame draw:style-name="fr4" draw:name="Imaxe6" text:anchor-type="char" svg:width="10.268cm" svg:height="5.953cm" draw:z-index="2"><draw:image xlink:href="Pictures/1000000100000184000000E18F5381A425DDD171.png" xlink:type="simple" xlink:show="embed" xlink:actuate="onLoad" draw:mime-type="image/png"/></draw:frame><text:tab/><text:tab/><text:tab/><text:tab/><text:tab/><text:tab/><text:tab/><text:tab/><text:tab/><text:tab/><text:tab/><text:tab/><text:tab/></text:p>
      <text:p text:style-name="Standard"/>
      <text:p text:style-name="Standard"><draw:frame draw:style-name="fr1" draw:name="Imaxe4" text:anchor-type="char" svg:width="17cm" svg:height="10.994cm" draw:z-index="3"><draw:image xlink:href="Pictures/1000000100000475000002E22CE0314B17BC0CD9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/text:p>
      <text:p text:style-name="Standard"><draw:frame draw:style-name="fr4" draw:name="Imaxe44" text:anchor-type="char" svg:width="17cm" svg:height="6.308cm" draw:z-index="4"><draw:image xlink:href="Pictures/1000000100000474000001A7B4EC4D22B0774777.png" xlink:type="simple" xlink:show="embed" xlink:actuate="onLoad" draw:mime-type="image/png"/></draw:frame><text:tab/><text:tab/><text:tab/><text:tab/><text:tab/><text:tab/><text:tab/><text:tab/><text:tab/><text:tab/><text:tab/><text:tab/><text:tab/></text:p>
      <text:p text:style-name="Standard"><draw:frame draw:style-name="fr3" draw:name="Imaxe45" text:anchor-type="char" svg:x="-0.161cm" svg:y="0.434cm" svg:width="17cm" svg:height="6.371cm" draw:z-index="5"><draw:image xlink:href="Pictures/100000010000046E000001A9248E6F4CF00418AE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Standard"><draw:frame draw:style-name="fr3" draw:name="Imaxe41" text:anchor-type="char" svg:x="0.189cm" svg:y="0.173cm" svg:width="17cm" svg:height="5.198cm" draw:z-index="6"><draw:image xlink:href="Pictures/1000000100000604000001D76D7F8145A39AEE58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/text:p>
      <text:p text:style-name="Standard"><draw:frame draw:style-name="fr3" draw:name="Imaxe43" text:anchor-type="char" svg:x="0.333cm" svg:y="0.591cm" svg:width="17cm" svg:height="4.946cm" draw:z-index="7"><draw:image xlink:href="Pictures/10000001000004750000014C55E484D7B31DB434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Standard"><draw:frame draw:style-name="fr3" draw:name="Imaxe42" text:anchor-type="char" svg:x="0.737cm" svg:y="1.259cm" svg:width="17cm" svg:height="4.907cm" draw:z-index="8"><draw:image xlink:href="Pictures/10000001000004770000014A6A99EC6A300AEED7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Standard"><draw:frame draw:style-name="fr2" draw:name="Imaxe1" text:anchor-type="char" svg:width="17cm" svg:height="6.369cm" draw:z-index="9"><draw:image xlink:href="Pictures/1000000100000476000001AC492EF2081B32D23B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Standard"><draw:frame draw:style-name="fr2" draw:name="Imaxe2" text:anchor-type="char" svg:width="17cm" svg:height="6.389cm" draw:z-index="10"><draw:image xlink:href="Pictures/1000000100000470000001AB71672925F0078BC0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/text:p>
      <text:p text:style-name="Standard"><draw:frame draw:style-name="fr2" draw:name="Imaxe46" text:anchor-type="char" svg:width="17cm" svg:height="9.486cm" draw:z-index="11"><draw:image xlink:href="Pictures/10000001000004700000027A1173BE3B81BA4D7B.png" xlink:type="simple" xlink:show="embed" xlink:actuate="onLoad" draw:mime-type="image/png"/></draw:frame><text:tab/><text:tab/><text:tab/><text:tab/><text:tab/><text:tab/><text:tab/><text:tab/><text:tab/><text:tab/><text:tab/><text:tab/><text:tab/></text:p>
      <text:p text:style-name="Standard"><draw:frame draw:style-name="fr1" draw:name="Imaxe7" text:anchor-type="char" svg:width="17cm" svg:height="8.186cm" draw:z-index="12"><draw:image xlink:href="Pictures/10000001000004740000022516C8E47F1E221AA2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Standard"><draw:frame draw:style-name="fr1" draw:name="Imaxe11" text:anchor-type="char" svg:width="17cm" svg:height="7.264cm" draw:z-index="13"><draw:image xlink:href="Pictures/100000010000047D000001EBDAF4B69833D82A46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7T20:22:38.154000000</meta:creation-date>
    <dc:date>2022-02-19T17:43:00.960000000</dc:date>
    <meta:editing-duration>PT4M56S</meta:editing-duration>
    <meta:editing-cycles>6</meta:editing-cycles>
    <meta:generator>LibreOffice/7.2.0.4$Windows_X86_64 LibreOffice_project/9a9c6381e3f7a62afc1329bd359cc48accb6435b</meta:generator>
    <meta:document-statistic meta:table-count="0" meta:image-count="14" meta:object-count="0" meta:page-count="5" meta:paragraph-count="13" meta:word-count="0" meta:character-count="218" meta:non-whitespace-character-count="0"/>
  </office:meta>
</office:document-meta>
</file>